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0.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0.976cm"/>
    </style:style>
    <style:style style:name="gr6" style:family="graphic" style:parent-style-name="standard">
      <style:graphic-properties draw:fill="solid" draw:fill-color="#ffffff" draw:fill-gradient-name="Gradient_20_1" draw:fill-hatch-name="Black_20_0_20_Degrees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0.6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.28cm" svg:height="0.64cm" draw:transform="rotate (1.5707963267946) translate (7.54cm 22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cm" svg:height="0.64cm" draw:transform="rotate (1.5707963267946) translate (7.54cm 10.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6cm" svg:height="1.238cm" draw:transform="rotate (1.5707963267946) translate (5.994cm 13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6cm" svg:height="1.238cm" draw:transform="rotate (1.5707963267946) translate (7.232cm 13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0.968cm" svg:height="0.692cm" draw:transform="rotate (1.5707963267946) translate (7.42cm 12.628cm)">
          <draw:text-box>
            <text:p text:style-name="P3">SP</text:p>
          </draw:text-box>
        </draw:frame>
        <draw:frame draw:style-name="gr5" draw:text-style-name="P3" draw:layer="layout" svg:width="1.476cm" svg:height="0.692cm" draw:transform="rotate (1.5707963267946) translate (6.241cm 12.52cm)">
          <draw:text-box>
            <text:p text:style-name="P3">PI</text:p>
          </draw:text-box>
        </draw:frame>
        <draw:custom-shape draw:style-name="gr6" draw:text-style-name="P2" draw:layer="layout" svg:width="2.56cm" svg:height="1.238cm" draw:transform="rotate (1.5707963267946) translate (8.422cm 13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176cm" svg:height="0.692cm" draw:transform="rotate (1.5707963267946) translate (8.648cm 12.58cm)">
          <draw:text-box>
            <text:p text:style-name="P3">PO</text:p>
          </draw:text-box>
        </draw:frame>
        <draw:custom-shape draw:style-name="gr1" draw:text-style-name="P1" draw:layer="layout" svg:width="1.28cm" svg:height="0.64cm" svg:x="4.64cm" svg:y="1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cm" svg:height="0.64cm" svg:x="9.74cm" svg:y="1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6cm" svg:height="1.238cm" draw:transform="rotate (1.5707963267946) translate (5.994cm 15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6cm" svg:height="1.238cm" draw:transform="rotate (1.5707963267946) translate (7.232cm 15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0.968cm" svg:height="0.692cm" draw:transform="rotate (1.5707963267946) translate (7.42cm 15.128cm)">
          <draw:text-box>
            <text:p text:style-name="P3">SP</text:p>
          </draw:text-box>
        </draw:frame>
        <draw:frame draw:style-name="gr5" draw:text-style-name="P3" draw:layer="layout" svg:width="1.476cm" svg:height="0.692cm" draw:transform="rotate (1.5707963267946) translate (6.241cm 15.02cm)">
          <draw:text-box>
            <text:p text:style-name="P3">PI</text:p>
          </draw:text-box>
        </draw:frame>
        <draw:custom-shape draw:style-name="gr6" draw:text-style-name="P2" draw:layer="layout" svg:width="2.56cm" svg:height="1.238cm" draw:transform="rotate (1.5707963267946) translate (8.422cm 15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176cm" svg:height="0.692cm" draw:transform="rotate (1.5707963267946) translate (8.648cm 15.08cm)">
          <draw:text-box>
            <text:p text:style-name="P3">PO</text:p>
          </draw:text-box>
        </draw:frame>
        <draw:custom-shape draw:style-name="gr1" draw:text-style-name="P1" draw:layer="layout" svg:width="1.28cm" svg:height="0.64cm" svg:x="4.64cm" svg:y="14.3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cm" svg:height="0.64cm" svg:x="9.74cm" svg:y="14.3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6cm" svg:height="1.238cm" draw:transform="rotate (1.5707963267946) translate (5.994cm 18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6cm" svg:height="1.238cm" draw:transform="rotate (1.5707963267946) translate (7.232cm 18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0.968cm" svg:height="0.692cm" draw:transform="rotate (1.5707963267946) translate (7.42cm 17.628cm)">
          <draw:text-box>
            <text:p text:style-name="P3">SP</text:p>
          </draw:text-box>
        </draw:frame>
        <draw:frame draw:style-name="gr5" draw:text-style-name="P3" draw:layer="layout" svg:width="1.476cm" svg:height="0.692cm" draw:transform="rotate (1.5707963267946) translate (6.241cm 17.52cm)">
          <draw:text-box>
            <text:p text:style-name="P3">PI</text:p>
          </draw:text-box>
        </draw:frame>
        <draw:custom-shape draw:style-name="gr6" draw:text-style-name="P2" draw:layer="layout" svg:width="2.56cm" svg:height="1.238cm" draw:transform="rotate (1.5707963267946) translate (8.422cm 18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176cm" svg:height="0.692cm" draw:transform="rotate (1.5707963267946) translate (8.648cm 17.58cm)">
          <draw:text-box>
            <text:p text:style-name="P3">PO</text:p>
          </draw:text-box>
        </draw:frame>
        <draw:custom-shape draw:style-name="gr1" draw:text-style-name="P1" draw:layer="layout" svg:width="1.28cm" svg:height="0.64cm" svg:x="4.64cm" svg:y="16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cm" svg:height="0.64cm" svg:x="9.74cm" svg:y="16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6cm" svg:height="1.238cm" draw:transform="rotate (1.5707963267946) translate (5.994cm 20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6cm" svg:height="1.238cm" draw:transform="rotate (1.5707963267946) translate (7.232cm 20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0.968cm" svg:height="0.692cm" draw:transform="rotate (1.5707963267946) translate (7.42cm 20.128cm)">
          <draw:text-box>
            <text:p text:style-name="P3">SP</text:p>
          </draw:text-box>
        </draw:frame>
        <draw:frame draw:style-name="gr5" draw:text-style-name="P3" draw:layer="layout" svg:width="1.476cm" svg:height="0.692cm" draw:transform="rotate (1.5707963267946) translate (6.241cm 20.02cm)">
          <draw:text-box>
            <text:p text:style-name="P3">PI</text:p>
          </draw:text-box>
        </draw:frame>
        <draw:custom-shape draw:style-name="gr6" draw:text-style-name="P2" draw:layer="layout" svg:width="2.56cm" svg:height="1.238cm" draw:transform="rotate (1.5707963267946) translate (8.422cm 20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176cm" svg:height="0.692cm" draw:transform="rotate (1.5707963267946) translate (8.648cm 20.08cm)">
          <draw:text-box>
            <text:p text:style-name="P3">PO</text:p>
          </draw:text-box>
        </draw:frame>
        <draw:custom-shape draw:style-name="gr1" draw:text-style-name="P1" draw:layer="layout" svg:width="1.28cm" svg:height="0.64cm" svg:x="4.64cm" svg:y="19.3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cm" svg:height="0.64cm" svg:x="9.74cm" svg:y="19.3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09T14:07:58</dc:date>
    <dc:language>de-DE</dc:language>
    <meta:editing-cycles>11</meta:editing-cycles>
    <meta:editing-duration>PT53M11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